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0c210" style:family="table" style:master-page-name="ta-mp-0x90c210">
      <style:table-properties table:display="true" style:writing-mode="lr-tb"/>
    </style:style>
    <style:style style:name="ta-0x90c400" style:family="table" style:master-page-name="ta-mp-0x90c400">
      <style:table-properties table:display="true" style:writing-mode="lr-tb"/>
    </style:style>
    <style:style style:name="ta-0x90c5f0" style:family="table" style:master-page-name="ta-mp-0x90c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a8d6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8db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8d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8d9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4.25pt" style:use-optimal-column-width="false"/>
    </style:style>
    <style:style style:name="ACOL-2" style:family="table-column">
      <style:table-column-properties style:column-width="138.00pt" style:use-optimal-column-width="false"/>
    </style:style>
    <style:style style:name="ACOL-3" style:family="table-column">
      <style:table-column-properties style:column-width="126.75pt" style:use-optimal-column-width="false"/>
    </style:style>
    <style:style style:name="ACOL-4" style:family="table-column"/>
    <style:style style:name="ACOL-5" style:family="table-column">
      <style:table-column-properties style:column-width="64.26pt" style:use-optimal-column-width="true"/>
    </style:style>
    <style:style style:name="AROW-1" style:family="table-row">
      <style:table-row-properties style:row-height="12.8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0c21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253"/>
        <table:table-row table:style-name="AROW-1">
          <table:table-cell table:style-name="ACE-0xa8db58" office:value-type="float" office:value="3.33333333333e-05">
            <text:p>0.0000333333333333</text:p>
          </table:table-cell>
          <table:table-cell table:style-name="ACE-0xa8db58" office:value-type="float" office:value="0.0001166666666667">
            <text:p>0.0001166666666667</text:p>
          </table:table-cell>
          <table:table-cell table:style-name="ACE-0xa8db58" office:value-type="float" office:value="0.0002">
            <text:p>0.0002000000000000</text:p>
          </table:table-cell>
          <table:table-cell table:number-columns-repeated="253" table:style-name="Gnumeric-default"/>
        </table:table-row>
        <table:table-row table:style-name="AROW-0">
          <table:table-cell table:style-name="ACE-0xa8db58" office:value-type="float" office:value="7.7e-05">
            <text:p>0.0000770000000000</text:p>
          </table:table-cell>
          <table:table-cell table:style-name="ACE-0xa8db58" office:value-type="float" office:value="8.74633333333e-05">
            <text:p>0.0000874633333333</text:p>
          </table:table-cell>
          <table:table-cell table:style-name="ACE-0xa8db58" office:value-type="float" office:value="9.96666666667e-05">
            <text:p>0.0000996666666667</text:p>
          </table:table-cell>
          <table:table-cell table:number-columns-repeated="253" table:style-name="Gnumeric-default"/>
        </table:table-row>
        <table:table-row table:style-name="AROW-0">
          <table:table-cell table:style-name="ACE-0xa8db58" office:value-type="float" office:value="6e-05">
            <text:p>0.0000600000000000</text:p>
          </table:table-cell>
          <table:table-cell table:style-name="ACE-0xa8db58" office:value-type="float" office:value="8.689e-05">
            <text:p>0.0000868900000000</text:p>
          </table:table-cell>
          <table:table-cell table:style-name="ACE-0xa8db58" office:value-type="float" office:value="0.000128">
            <text:p>0.0001280000000000</text:p>
          </table:table-cell>
          <table:table-cell table:number-columns-repeated="253" table:style-name="Gnumeric-default"/>
        </table:table-row>
        <table:table-row table:style-name="AROW-0">
          <table:table-cell table:style-name="ACE-0xa8db58" office:value-type="float" office:value="0">
            <text:p>0.0000000000000000</text:p>
          </table:table-cell>
          <table:table-cell table:style-name="ACE-0xa8db58" office:value-type="float" office:value="9.05333333333e-05">
            <text:p>0.0000905333333333</text:p>
          </table:table-cell>
          <table:table-cell table:style-name="ACE-0xa8db58" office:value-type="float" office:value="0.0002666666666667">
            <text:p>0.0002666666666667</text:p>
          </table:table-cell>
          <table:table-cell table:number-columns-repeated="253" table:style-name="Gnumeric-default"/>
        </table:table-row>
        <table:table-row table:style-name="AROW-0">
          <table:table-cell table:style-name="ACE-0xa8db58" office:value-type="float" office:value="0">
            <text:p>0.0000000000000000</text:p>
          </table:table-cell>
          <table:table-cell table:style-name="ACE-0xa8db58" office:value-type="float" office:value="9.032e-05">
            <text:p>0.0000903200000000</text:p>
          </table:table-cell>
          <table:table-cell table:style-name="ACE-0xa8db58" office:value-type="float" office:value="0.00022">
            <text:p>0.0002200000000000</text:p>
          </table:table-cell>
          <table:table-cell table:number-columns-repeated="253" table:style-name="Gnumeric-default"/>
        </table:table-row>
        <table:table-row table:style-name="AROW-0">
          <table:table-cell table:style-name="ACE-0xa8db58" office:value-type="float" office:value="0">
            <text:p>0.0000000000000000</text:p>
          </table:table-cell>
          <table:table-cell table:style-name="ACE-0xa8db58" office:value-type="float" office:value="8.76666666667e-05">
            <text:p>0.0000876666666667</text:p>
          </table:table-cell>
          <table:table-cell table:style-name="ACE-0xa8db58" office:value-type="float" office:value="0.0003">
            <text:p>0.0003000000000000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3" table:style-name="ACE-0xa8db58"/>
          <table:table-cell table:number-columns-repeated="253" table:style-name="Gnumeric-default"/>
        </table:table-row>
        <table:table-row table:style-name="AROW-0">
          <table:table-cell table:style-name="ACE-0xa8db58" table:formula="of:=SUM([.A1:.A6])/ROWS([.A1:.A6])" office:value-type="float" office:value="2.83888888888833e-05">
            <text:p>0.0000283888888889</text:p>
          </table:table-cell>
          <table:table-cell table:style-name="ACE-0xa8db58" table:formula="of:=SUM([.B1:.B6])/ROWS([.B1:.B6])" office:value-type="float" office:value="9.32566666666667e-05">
            <text:p>0.0000932566666667</text:p>
          </table:table-cell>
          <table:table-cell table:style-name="ACE-0xa8db58" table:formula="of:=SUM([.C1:.C6])/ROWS([.C1:.C6])" office:value-type="float" office:value="0.0002023888888889">
            <text:p>0.0002023888888889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7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39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90c400" table:print="false">
        <office:forms form:automatic-focus="false" form:apply-design-mode="false">
          <form:form/>
        </office:forms>
        <table:table-column table:default-cell-style-name="ACE-0xa8d7f8" table:style-name="ACOL-5"/>
        <table:table-column table:default-cell-style-name="ACE-0xa8d7f8" table:style-name="ACOL-0" table:number-columns-repeated="255"/>
        <table:table-row table:style-name="AROW-1">
          <table:table-cell table:number-columns-repeated="256" table:style-name="ACE-0xa8d7f8"/>
        </table:table-row>
        <table:table-row table:style-name="AROW-0">
          <table:table-cell table:number-columns-repeated="256" table:style-name="ACE-0xa8d7f8"/>
        </table:table-row>
        <table:table-row table:style-name="AROW-0" table:number-rows-repeated="65534">
          <table:table-cell table:number-columns-repeated="256" table:style-name="ACE-0xa8d7f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0c5f0" table:print="false">
        <office:forms form:automatic-focus="false" form:apply-design-mode="false">
          <form:form/>
        </office:forms>
        <table:table-column table:default-cell-style-name="ACE-0xa8d918" table:style-name="ACOL-5"/>
        <table:table-column table:default-cell-style-name="ACE-0xa8d918" table:style-name="ACOL-0" table:number-columns-repeated="255"/>
        <table:table-row table:style-name="AROW-1">
          <table:table-cell table:number-columns-repeated="256" table:style-name="ACE-0xa8d918"/>
        </table:table-row>
        <table:table-row table:style-name="AROW-0">
          <table:table-cell table:number-columns-repeated="256" table:style-name="ACE-0xa8d918"/>
        </table:table-row>
        <table:table-row table:style-name="AROW-0" table:number-rows-repeated="65534">
          <table:table-cell table:number-columns-repeated="256" table:style-name="ACE-0xa8d91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16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a865a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946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09f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0c210" style:display-name="Sheet1" style:page-layout-name="pl-0xa865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0c400" style:display-name="Sheet2" style:page-layout-name="pl-0xa94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0c5f0" style:display-name="Sheet3" style:page-layout-name="pl-0xa09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2-03-26T23:37:42Z</dc:date>
    <meta:creation-date>2008-12-23T10:51:36Z</meta:creation-date>
    <meta:editing-cycles>0</meta:editing-cycles>
    <meta:editing-duration>PT0S</meta:editing-duration>
    <meta:generator>gnumeric/1.10.17</meta:generator>
  </office:meta>
</office:document-meta>
</file>